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Lijstalinea" style:list-style-name="LFO5" style:family="paragraph"/>
    <style:style style:name="P7" style:parent-style-name="Lijstalinea" style:list-style-name="LFO5" style:family="paragraph"/>
    <style:style style:name="P8" style:parent-style-name="Standaard" style:family="paragraph">
      <style:paragraph-properties fo:break-before="page"/>
      <style:text-properties fo:font-weight="bold" style:font-weight-asian="bold" style:font-weight-complex="bold" fo:hyphenate="true"/>
    </style:style>
    <style:style style:name="P9" style:parent-style-name="Standaard" style:family="paragraph">
      <style:text-properties fo:font-weight="bold" style:font-weight-asian="bold" style:font-weight-complex="bold"/>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Standaard" style:family="paragraph">
      <style:text-properties fo:font-weight="bold" style:font-weight-asian="bold" style:font-weight-complex="bold"/>
    </style:style>
    <style:style style:name="P16" style:parent-style-name="Standaard" style:family="paragraph">
      <style:text-properties fo:font-weight="bold" style:font-weight-asian="bold" style:font-weight-complex="bold"/>
    </style:style>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Standaard" style:family="paragraph">
      <style:text-properties fo:font-weight="bold" style:font-weight-asian="bold" style:font-weight-complex="bold"/>
    </style:style>
    <style:style style:name="P21" style:parent-style-name="Standaard" style:family="paragraph">
      <style:text-properties fo:font-weight="bold" style:font-weight-asian="bold" style:font-weight-complex="bold"/>
    </style:style>
    <style:style style:name="T22" style:parent-style-name="Standaardalinea-lettertype" style:family="text">
      <style:text-properties fo:font-weight="bold" style:font-weight-asian="bold" style:font-weight-complex="bold"/>
    </style:style>
    <style:style style:name="P23" style:parent-style-name="Standaard" style:family="paragraph">
      <style:text-properties fo:font-weight="bold" style:font-weight-asian="bold" style:font-weight-complex="bold"/>
    </style:style>
    <style:style style:name="P24" style:parent-style-name="Standaard" style:family="paragraph">
      <style:text-properties fo:font-weight="bold" style:font-weight-asian="bold" style:font-weight-complex="bold"/>
    </style:style>
    <style:style style:name="P25" style:parent-style-name="Standaard" style:family="paragraph">
      <style:text-properties fo:font-weight="bold" style:font-weight-asian="bold" style:font-weight-complex="bold"/>
    </style:style>
    <style:style style:name="T26" style:parent-style-name="Standaardalinea-lettertype" style:family="text">
      <style:text-properties fo:font-weight="bold" style:font-weight-asian="bold" style:font-weight-complex="bold"/>
    </style:style>
    <style:style style:name="P27" style:parent-style-name="Standaard" style:family="paragraph">
      <style:text-properties fo:font-weight="bold" style:font-weight-asian="bold" style:font-weight-complex="bold"/>
    </style:style>
    <style:style style:name="P28"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29"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30" style:parent-style-name="Standaard" style:family="paragraph">
      <style:paragraph-properties fo:margin-left="0.4916in">
        <style:tab-stops/>
      </style:paragraph-properties>
    </style:style>
    <style:style style:name="T31" style:parent-style-name="Standaardalinea-lettertype" style:family="text">
      <style:text-properties fo:font-weight="bold" style:font-weight-asian="bold" style:font-weight-complex="bold"/>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P34" style:parent-style-name="Standaard" style:family="paragraph">
      <style:text-properties fo:font-weight="bold" style:font-weight-asian="bold" style:font-weight-complex="bold"/>
    </style:style>
    <style:style style:name="P35" style:parent-style-name="Standaard" style:family="paragraph">
      <style:text-properties fo:font-weight="bold" style:font-weight-asian="bold" style:font-weight-complex="bold"/>
    </style:style>
    <style:style style:name="P36" style:parent-style-name="Lijstalinea" style:list-style-name="LFO2" style:family="paragraph"/>
    <style:style style:name="P37" style:parent-style-name="Lijstalinea" style:list-style-name="LFO2" style:family="paragraph"/>
    <style:style style:name="P38" style:parent-style-name="Lijstalinea" style:list-style-name="LFO2" style:family="paragraph"/>
    <style:style style:name="P39" style:parent-style-name="Lijstalinea" style:list-style-name="LFO2" style:family="paragraph"/>
    <style:style style:name="P40" style:parent-style-name="Lijstalinea" style:list-style-name="LFO2" style:family="paragraph"/>
    <style:style style:name="P41" style:parent-style-name="Standaard" style:family="paragraph">
      <style:text-properties fo:hyphenate="true"/>
    </style:style>
    <style:style style:name="P42" style:parent-style-name="Standaard" style:family="paragraph">
      <style:text-properties fo:font-weight="bold" style:font-weight-asian="bold" style:font-weight-complex="bold"/>
    </style:style>
    <style:style style:name="P43" style:parent-style-name="Lijstalinea" style:list-style-name="LFO1" style:family="paragraph"/>
    <style:style style:name="P44" style:parent-style-name="Lijstalinea" style:list-style-name="LFO1" style:family="paragraph"/>
    <style:style style:name="P45" style:parent-style-name="Lijstalinea" style:list-style-name="LFO1" style:family="paragraph"/>
    <style:style style:name="P46" style:parent-style-name="Standaard" style:family="paragraph">
      <style:text-properties fo:font-weight="bold" style:font-weight-asian="bold" style:font-weight-complex="bold"/>
    </style:style>
    <style:style style:name="P47" style:parent-style-name="Lijstalinea" style:list-style-name="LFO3" style:family="paragraph"/>
    <style:style style:name="P48" style:parent-style-name="Lijstalinea" style:list-style-name="LFO3" style:family="paragraph"/>
    <style:style style:name="P49" style:parent-style-name="Lijstalinea" style:list-style-name="LFO3" style:family="paragraph"/>
    <style:style style:name="P50" style:parent-style-name="Lijstalinea" style:list-style-name="LFO3" style:family="paragraph"/>
    <style:style style:name="P51" style:parent-style-name="Lijstalinea" style:list-style-name="LFO3" style:family="paragraph"/>
    <style:style style:name="P52" style:parent-style-name="Lijstalinea" style:list-style-name="LFO3" style:family="paragraph"/>
    <style:style style:name="P53" style:parent-style-name="Lijstalinea" style:list-style-name="LFO4" style:family="paragraph"/>
    <style:style style:name="P54" style:parent-style-name="Lijstalinea" style:family="paragraph">
      <style:paragraph-properties fo:margin-left="0.75in">
        <style:tab-stops/>
      </style:paragraph-properties>
    </style:style>
    <style:style style:name="P55" style:parent-style-name="Lijstalinea" style:family="paragraph">
      <style:paragraph-properties fo:margin-left="0.75in">
        <style:tab-stops/>
      </style:paragraph-properties>
    </style:style>
    <style:style style:name="P56" style:parent-style-name="Lijstalinea" style:family="paragraph">
      <style:paragraph-properties fo:margin-left="0.75in">
        <style:tab-stops/>
      </style:paragraph-properties>
    </style:style>
    <style:style style:name="P57" style:parent-style-name="Lijstalinea" style:list-style-name="LFO4" style:family="paragraph"/>
    <style:style style:name="T58" style:parent-style-name="Standaardalinea-lettertype" style:family="text">
      <style:text-properties fo:font-style="italic" style:font-style-asian="italic" style:font-style-complex="italic"/>
    </style:style>
    <style:style style:name="T59" style:parent-style-name="Standaardalinea-lettertype" style:family="text">
      <style:text-properties fo:font-style="italic" style:font-style-asian="italic" style:font-style-complex="italic"/>
    </style:style>
    <style:style style:name="T60" style:parent-style-name="Standaardalinea-lettertype" style:family="text">
      <style:text-properties fo:font-style="italic" style:font-style-asian="italic" style:font-style-complex="italic"/>
    </style:style>
    <style:style style:name="P61" style:parent-style-name="Lijstalinea" style:family="paragraph">
      <style:paragraph-properties fo:margin-left="0.75in">
        <style:tab-stops/>
      </style:paragraph-properties>
    </style:style>
    <style:style style:name="P62" style:parent-style-name="Lijstalinea" style:list-style-name="LFO4" style:family="paragraph"/>
    <style:style style:name="P63" style:parent-style-name="Lijstalinea" style:family="paragraph">
      <style:paragraph-properties fo:margin-left="0.75in">
        <style:tab-stops/>
      </style:paragraph-properties>
    </style:style>
    <style:style style:name="T64" style:parent-style-name="Standaardalinea-lettertype" style:family="text">
      <style:text-properties fo:font-style="italic" style:font-style-asian="italic" style:font-style-complex="italic"/>
    </style:style>
    <style:style style:name="T65" style:parent-style-name="Standaardalinea-lettertype" style:family="text">
      <style:text-properties fo:font-style="italic" style:font-style-asian="italic" style:font-style-complex="italic"/>
    </style:style>
    <style:style style:name="P66" style:parent-style-name="Lijstalinea" style:family="paragraph">
      <style:paragraph-properties fo:margin-left="0.75in">
        <style:tab-stops/>
      </style:paragraph-properties>
    </style:style>
    <style:style style:name="P67" style:parent-style-name="Lijstalinea" style:list-style-name="LFO4" style:family="paragraph"/>
    <style:style style:name="P68" style:parent-style-name="Standaard" style:family="paragraph">
      <style:paragraph-properties fo:margin-left="0.5in">
        <style:tab-stops/>
      </style:paragraph-properties>
    </style:style>
    <style:style style:name="P69" style:parent-style-name="Lijstalinea" style:list-style-name="LFO3" style:family="paragraph"/>
    <style:style style:name="P70" style:parent-style-name="Lijstalinea" style:list-style-name="LFO3" style:family="paragraph"/>
    <style:style style:name="P71" style:parent-style-name="Standaard" style:family="paragraph">
      <style:text-properties fo:font-weight="bold" style:font-weight-asian="bold" style:font-weight-complex="bold"/>
    </style:style>
    <style:style style:name="T72" style:parent-style-name="Standaardalinea-lettertype" style:family="text">
      <style:text-properties fo:font-style="italic" style:font-style-asian="italic" style:font-style-complex="italic"/>
    </style:style>
    <style:style style:name="T73" style:parent-style-name="Standaardalinea-lettertype" style:family="text">
      <style:text-properties fo:font-style="italic" style:font-style-asian="italic" style:font-style-complex="italic"/>
    </style:style>
    <style:style style:name="T74" style:parent-style-name="Standaardalinea-lettertype" style:family="text">
      <style:text-properties fo:font-style="italic" style:font-style-asian="italic" style:font-style-complex="italic"/>
    </style:style>
    <style:style style:name="T75" style:parent-style-name="Standaardalinea-lettertype" style:family="text">
      <style:text-properties fo:font-style="italic" style:font-style-asian="italic" style:font-style-complex="italic"/>
    </style:style>
    <style:style style:name="P76" style:parent-style-name="Standaard" style:family="paragraph">
      <style:text-properties fo:font-weight="bold" style:font-weight-asian="bold" style:font-weight-complex="bold"/>
    </style:style>
    <style:style style:name="P77" style:parent-style-name="Lijstalinea" style:list-style-name="LFO1" style:family="paragraph"/>
    <style:style style:name="P78" style:parent-style-name="Lijstalinea" style:list-style-name="LFO1" style:family="paragraph"/>
    <style:style style:name="P79" style:parent-style-name="Lijstalinea" style:list-style-name="LFO1" style:family="paragraph"/>
    <style:style style:name="P80" style:parent-style-name="Standaard" style:family="paragraph">
      <style:text-properties fo:font-weight="bold" style:font-weight-asian="bold" style:font-weight-complex="bold"/>
    </style:style>
    <style:style style:name="T81" style:parent-style-name="Standaardalinea-lettertype" style:family="text">
      <style:text-properties fo:font-style="italic" style:font-style-asian="italic" style:font-style-complex="italic"/>
    </style:style>
    <style:style style:name="P82" style:parent-style-name="Lijstalinea" style:list-style-name="LFO1" style:family="paragraph"/>
    <style:style style:name="P83" style:parent-style-name="Lijstalinea" style:list-style-name="LFO1" style:family="paragraph"/>
    <style:style style:name="P84" style:parent-style-name="Standaard" style:family="paragraph">
      <style:paragraph-properties fo:break-before="page"/>
      <style:text-properties fo:font-weight="bold" style:font-weight-asian="bold" style:font-weight-complex="bold" fo:hyphenate="true"/>
    </style:style>
    <style:style style:name="P85" style:parent-style-name="Standaard" style:family="paragraph">
      <style:text-properties fo:font-weight="bold" style:font-weight-asian="bold" style:font-weight-complex="bold"/>
    </style:style>
    <style:style style:name="T86" style:parent-style-name="Standaardalinea-lettertype" style:family="text">
      <style:text-properties style:text-underline-type="single" style:text-underline-style="solid" style:text-underline-width="auto" style:text-underline-mode="continuous"/>
    </style:style>
    <style:style style:name="T87" style:parent-style-name="Standaardalinea-lettertype" style:family="text">
      <style:text-properties style:text-underline-type="single" style:text-underline-style="solid" style:text-underline-width="auto" style:text-underline-mode="continuous"/>
    </style:style>
    <style:style style:name="P88" style:parent-style-name="Lijstalinea" style:list-style-name="LFO1" style:family="paragraph"/>
    <style:style style:name="P89" style:parent-style-name="Lijstalinea" style:list-style-name="LFO1" style:family="paragraph"/>
    <style:style style:name="TableColumn91" style:family="table-column">
      <style:table-column-properties style:column-width="1.7687in"/>
    </style:style>
    <style:style style:name="TableColumn92" style:family="table-column">
      <style:table-column-properties style:column-width="2.4263in"/>
    </style:style>
    <style:style style:name="TableColumn93" style:family="table-column">
      <style:table-column-properties style:column-width="2.0979in"/>
    </style:style>
    <style:style style:name="Table90" style:family="table">
      <style:table-properties style:width="6.293in" fo:margin-left="0in" table:align="lef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style:text-properties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style:text-properties fo:font-weight="bold" style:font-weight-asian="bold" style:font-weight-complex="bold"/>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style:text-properties fo:font-weight="bold" style:font-weight-asian="bold" style:font-weight-complex="bold"/>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style:text-properties fo:font-weight="bold" style:font-weight-asian="bold" style:font-weight-complex="bold"/>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style:text-properties fo:font-weight="bold" style:font-weight-asian="bold"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margin-bottom="0in"/>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style:text-properties fo:font-weight="bold" style:font-weight-asian="bold"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ard" style:family="paragraph">
      <style:paragraph-properties fo:margin-bottom="0in"/>
      <style:text-properties fo:font-weight="bold" style:font-weight-asian="bold" style:font-weight-complex="bold"/>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style:text-properties fo:font-weight="bold" style:font-weight-asian="bold" style:font-weight-complex="bold"/>
    </style:style>
    <style:style style:name="TableCell139" style:family="table-cell">
      <style:table-cell-properties fo:border="0.0069in solid #000000" style:writing-mode="lr-tb" fo:padding-top="0in" fo:padding-left="0.075in" fo:padding-bottom="0in" fo:padding-right="0.075in"/>
    </style:style>
    <style:style style:name="P140" style:parent-style-name="Standaard" style:family="paragraph">
      <style:paragraph-properties fo:margin-bottom="0in"/>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style:text-properties fo:font-weight="bold" style:font-weight-asian="bold" style:font-weight-complex="bold"/>
    </style:style>
    <style:style style:name="TableCell146" style:family="table-cell">
      <style:table-cell-properties fo:border="0.0069in solid #000000" style:writing-mode="lr-tb" fo:padding-top="0in" fo:padding-left="0.075in" fo:padding-bottom="0in" fo:padding-right="0.075in"/>
    </style:style>
    <style:style style:name="P147" style:parent-style-name="Standaard" style:family="paragraph">
      <style:paragraph-properties fo:margin-bottom="0in"/>
    </style:style>
    <style:style style:name="TableCell148" style:family="table-cell">
      <style:table-cell-properties fo:border="0.0069in solid #000000" style:writing-mode="lr-tb" fo:padding-top="0in" fo:padding-left="0.075in" fo:padding-bottom="0in" fo:padding-right="0.075in"/>
    </style:style>
    <style:style style:name="P149" style:parent-style-name="Standaard" style:family="paragraph">
      <style:paragraph-properties fo:margin-bottom="0in"/>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style:text-properties fo:font-weight="bold" style:font-weight-asian="bold" style:font-weight-complex="bold"/>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ard" style:family="paragraph">
      <style:paragraph-properties fo:margin-bottom="0in"/>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ard" style:family="paragraph">
      <style:paragraph-properties fo:margin-bottom="0in"/>
      <style:text-properties fo:font-weight="bold" style:font-weight-asian="bold" style:font-weight-complex="bold"/>
    </style:style>
    <style:style style:name="TableCell160" style:family="table-cell">
      <style:table-cell-properties fo:border="0.0069in solid #000000" style:writing-mode="lr-tb" fo:padding-top="0in" fo:padding-left="0.075in" fo:padding-bottom="0in" fo:padding-right="0.075in"/>
    </style:style>
    <style:style style:name="P161" style:parent-style-name="Standaard" style:family="paragraph">
      <style:paragraph-properties fo:margin-bottom="0in"/>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style:text-properties fo:font-weight="bold" style:font-weight-asian="bold" style:font-weight-complex="bold"/>
    </style:style>
    <style:style style:name="TableCell167" style:family="table-cell">
      <style:table-cell-properties fo:border="0.0069in solid #000000" style:writing-mode="lr-tb" fo:padding-top="0in" fo:padding-left="0.075in" fo:padding-bottom="0in" fo:padding-right="0.075in"/>
    </style:style>
    <style:style style:name="P168" style:parent-style-name="Standaard" style:family="paragraph">
      <style:paragraph-properties fo:margin-bottom="0in"/>
    </style:style>
    <style:style style:name="TableCell169" style:family="table-cell">
      <style:table-cell-properties fo:border="0.0069in solid #000000" style:writing-mode="lr-tb" fo:padding-top="0in" fo:padding-left="0.075in" fo:padding-bottom="0in" fo:padding-right="0.075in"/>
    </style:style>
    <style:style style:name="P170" style:parent-style-name="Standaard" style:family="paragraph">
      <style:paragraph-properties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ard" style:family="paragraph">
      <style:paragraph-properties fo:margin-bottom="0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margin-bottom="0in"/>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style:style>
    <style:style style:name="P185" style:parent-style-name="Standaard" style:family="paragraph">
      <style:paragraph-properties fo:break-before="page"/>
      <style:text-properties fo:font-weight="bold" style:font-weight-asian="bold" style:font-weight-complex="bold" fo:hyphenate="true"/>
    </style:style>
    <style:style style:name="P186" style:parent-style-name="Standaard" style:family="paragraph">
      <style:text-properties fo:font-weight="bold" style:font-weight-asian="bold" style:font-weight-complex="bold"/>
    </style:style>
    <style:style style:name="P187" style:parent-style-name="Standaard" style:family="paragraph">
      <style:text-properties fo:font-weight="bold" style:font-weight-asian="bold" style:font-weight-complex="bold"/>
    </style:style>
    <style:style style:name="P188" style:parent-style-name="Standaard" style:family="paragraph">
      <style:paragraph-properties fo:margin-left="0.4916in">
        <style:tab-stops/>
      </style:paragraph-properties>
      <style:text-properties fo:font-style="italic" style:font-style-asian="italic" style:font-style-complex="italic"/>
    </style:style>
    <style:style style:name="P189" style:parent-style-name="Standaard" style:family="paragraph">
      <style:paragraph-properties fo:margin-left="0.4916in">
        <style:tab-stops/>
      </style:paragraph-properties>
      <style:text-properties fo:font-style="italic" style:font-style-asian="italic" style:font-style-complex="italic"/>
    </style:style>
    <style:style style:name="P190" style:parent-style-name="Standaard" style:family="paragraph">
      <style:paragraph-properties fo:margin-left="0.4916in">
        <style:tab-stops/>
      </style:paragraph-properties>
      <style:text-properties fo:font-style="italic" style:font-style-asian="italic" style:font-style-complex="italic"/>
    </style:style>
    <style:style style:name="P191" style:parent-style-name="Standaard" style:family="paragraph">
      <style:paragraph-properties fo:margin-left="0.4916in">
        <style:tab-stops/>
      </style:paragraph-properties>
      <style:text-properties fo:font-style="italic" style:font-style-asian="italic" style:font-style-complex="italic"/>
    </style:style>
    <style:style style:name="P192" style:parent-style-name="Standaard" style:family="paragraph">
      <style:paragraph-properties fo:margin-left="0.4916in">
        <style:tab-stops/>
      </style:paragraph-properties>
      <style:text-properties fo:font-style="italic" style:font-style-asian="italic" style:font-style-complex="italic"/>
    </style:style>
    <style:style style:name="P193" style:parent-style-name="Standaard" style:family="paragraph">
      <style:paragraph-properties fo:margin-left="0.4916in">
        <style:tab-stops/>
      </style:paragraph-properties>
      <style:text-properties fo:font-style="italic" style:font-style-asian="italic" style:font-style-complex="italic"/>
    </style:style>
    <style:style style:name="P194" style:parent-style-name="Standaard" style:family="paragraph">
      <style:paragraph-properties fo:margin-left="0.4916in">
        <style:tab-stops/>
      </style:paragraph-properties>
      <style:text-properties fo:font-style="italic" style:font-style-asian="italic" style:font-style-complex="italic"/>
    </style:style>
    <style:style style:name="P195" style:parent-style-name="Standaard" style:family="paragraph">
      <style:text-properties fo:font-weight="bold" style:font-weight-asian="bold" style:font-weight-complex="bold"/>
    </style:style>
    <style:style style:name="P196" style:parent-style-name="Lijstalinea" style:list-style-name="LFO1" style:family="paragraph"/>
    <style:style style:name="P197" style:parent-style-name="Lijstalinea" style:list-style-name="LFO1" style:family="paragraph"/>
    <style:style style:name="P198" style:parent-style-name="Standaard" style:family="paragraph">
      <style:text-properties fo:font-weight="bold" style:font-weight-asian="bold" style:font-weight-complex="bold"/>
    </style:style>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 ook al een geautomatiseerde sturing op basis van een virtuele 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basis voor het project is de de hardcoded client. Binnen de hardcoded client wordt de aansturing expliciet<text:s/>opgegeven. Data uit een (virtuele) sonar of lidar sensor worden ingevoerd in een algoritme en daaruit volgt een gewenste stuurhoek. Onderdeel van de opdracht is om het algoritme te vervangen door een neuraal netwerk.<text:s/></text:p>
      <text:p text:style-name="Standaard">In eerste instantie is de werking van de hardcoded client onder de knie gekregen. Het is nodig om de werking van de hardcoded client te snappen om de aansturing te kunnen vervangen door een neuraal netwerk.<text:s/></text:p>
      <text:p text:style-name="Standaard">Er zijn twee frameworks aangereikt om een neuraal netwerk op te zetten:</text:p>
      <text:list text:style-name="LFO5" text:continue-numbering="true">
        <text:list-item>
          <text:p text:style-name="P6">Tensorflow</text:p>
        </text:list-item>
        <text:list-item>
          <text:p text:style-name="P7">Scikit Learn</text:p>
        </text:list-item>
      </text:list>
      <text:p text:style-name="Standaard">In eerste instantie heb ik een model in Tensorflow gemaakt. Vervolgens in Scikit Learn.<text:s/></text:p>
      <text:p text:style-name="Standaard"/>
      <text:p text:style-name="P8"/>
      <text:soft-page-break/>
      <text:p text:style-name="P9">Neuraal netwerk</text:p>
      <text:p text:style-name="Standaard">Het proces<text:s/>om tot een neuraal netwerk te komen bestaat uit de volgende stappen:</text:p>
      <text:list text:style-name="LFO1" text:continue-numbering="true">
        <text:list-item>
          <text:p text:style-name="P10">Aanmaken trainingsset</text:p>
        </text:list-item>
        <text:list-item>
          <text:p text:style-name="P11">Bouwen topologie netwerk, (layers, nodes, links )</text:p>
        </text:list-item>
        <text:list-item>
          <text:p text:style-name="P12">Preprocessing input data (sonar en lidar data)</text:p>
        </text:list-item>
        <text:list-item>
          <text:p text:style-name="P13">Trainen model van het model<text:s/></text:p>
        </text:list-item>
        <text:list-item>
          <text:p text:style-name="P14">Validatie van het model<text:s/></text:p>
        </text:list-item>
      </text:list>
      <text:p text:style-name="Standaard"/>
      <text:p text:style-name="P15">Aanmaken trainingsset</text:p>
      <text:p text:style-name="Standaard">Voor de trainingsset wordt de data van een rit van 3 minuten ingewonnen met de hardcoded client, zowel voor de sonar als de lidar data. De trainingsset bestaat uit kolommen voor de sensor waarden, 3 voor de sonar en 16 voor de lidar, de laatste kolom is de stuurhoek. De laatste kolom wordt gebruikt als label voor het trainen van het model. De andere kolommen vormen de input.</text:p>
      <text:p text:style-name="Standaard"/>
      <text:p text:style-name="P16">Bouwen topologie van het netwerk</text:p>
      <text:p text:style-name="Standaard">De topologie bestaat uit 3 onderdelen:</text:p>
      <text:list text:style-name="LFO1" text:continue-numbering="true">
        <text:list-item>
          <text:p text:style-name="P17">Input laag, .</text:p>
        </text:list-item>
        <text:list-item>
          <text:p text:style-name="P18">Hidden layer(s)</text:p>
        </text:list-item>
        <text:list-item>
          <text:p text:style-name="P19">Output laag.<text:s/></text:p>
        </text:list-item>
      </text:list>
      <text:p text:style-name="Standaard">De inputlaag wordt gevoed met data uit de sensoren, 3 sonar afstanden, of 16 lidar afstanden.<text:s/></text:p>
      <text:p text:style-name="Standaard">De afstanden uit de sensoren leiden tot een aanpassingen van de stuurhoek en de snelheid. Je zou verwachten dat er 2 output nodes zouden moeten zijn: 1 voor de stuurhoek en 1 voor de snelheid. Aangezien de doelsnelheid rechtstreeks afhankelijk is van de snelheid bestaat de output laag uit 1 node, voor de doelsnelheid.<text:s/></text:p>
      <text:p text:style-name="Standaard">Het aantal layers en nodes in de hidden layers zijn vrij te kiezen. Er wordt wel gerekend met relu als activation. Het model reageert dan niet lineair, hetgeen onzekerheid in het eindresultaat van de training leidt.<text:s/></text:p>
      <text:p text:style-name="P20"><text:s/></text:p>
      <text:p text:style-name="P21">Trainen Model<text:s/></text:p>
      <text:p text:style-name="Standaard">Voor het trainen van het model worden sensor waarden als input in het model gedaan, wordt het neuraal netwerk doorgerekend, en volgt een outputwaarde, die een passende waarde voor de stuurhoek voorstelt. Deze waarde wordt vergeleken met het label, de stuurhoek uit de trainingsset.<text:s/></text:p>
      <text:p text:style-name="Standaard">Aan de hand van de vergelijking berekende stuurhoek met het label worden gewichtsfactoren in het model aangepast zodat de output uit model beter overeenkomt met het label. Dit is een iteratief proces waarbij meerdere keren door de trainingsset geloopd wordt.<text:s/></text:p>
      <text:p text:style-name="Standaard">Trainen van het model werkt met de methode<text:s/><text:span text:style-name="T22">.fit</text:span></text:p>
      <text:p text:style-name="Standaard">Het trainen van het neuraal netwerk begint met willekeurige waarden voor de gewichtsfactoren. Dit heeft tot gevolg dat het <text:s/></text:p>
      <text:p text:style-name="P23"/>
      <text:p text:style-name="P24"/>
      <text:soft-page-break/>
      <text:p text:style-name="P25">Validatie<text:s/>model</text:p>
      <text:p text:style-name="Standaard">De geldigheid van het model na trainen kan gevalideerd worden met de methode .<text:span text:style-name="T26">evaluate</text:span>.<text:s/></text:p>
      <text:p text:style-name="Standaard">Validatie is normaal gesproken geen onderdeel van het project. Er is wel een deel van de trainingsset apart gezet om een de validatie uit te voeren. <text:s text:c="2"/></text:p>
      <text:p text:style-name="Standaard"/>
      <text:p text:style-name="P27">Configuratie voor model fitting</text:p>
      <text:p text:style-name="Standaard">Los van de topologie van het model zijn er nog parameters waarmee het functioneren van het model gestuurd worden. Configuratie valt in 3 categorien:<text:s/></text:p>
      <text:p text:style-name="P28">optimizer</text:p>
      <text:p text:style-name="P29">loss-functie</text:p>
      <text:p text:style-name="P30">metrics</text:p>
      <text:p text:style-name="Standaard">Binnen de<text:s/><text:span text:style-name="T31">optimizer</text:span><text:s/>wordt een algoritme gekozen om naar een resultaat te itereren.<text:s/>Er wordt door de docent aan te raden om Adam te gebruiken.<text:s/></text:p>
      <text:p text:style-name="Standaard">De<text:s/><text:span text:style-name="T32">loss-functie</text:span><text:s/>wordt gebruikt om te bepalen of de training van het model de goede kant op gaan.<text:s/>een<text:s/><text:tab/></text:p>
      <text:p text:style-name="Standaard"><text:span text:style-name="T33">Metrics</text:span><text:s/>is nauw verwant aan de loss-functie, en geeft een beeld van de nauwkeurigheid van het model, maar het wordt niet gebruikt voor de training van het model.<text:s/><text:s/></text:p>
      <text:p text:style-name="P34"/>
      <text:p text:style-name="P35">Beschrijving acties</text:p>
      <text:p text:style-name="Standaard">Hieronder staat een beschrijving van de concrete acties die leiden tot het omzetten van de aansturing van de auto voor neuraal netwerk.</text:p>
      <text:list text:style-name="LFO2" text:continue-numbering="true">
        <text:list-item>
          <text:p text:style-name="P36">Je maakt trainingssets door met de pijltoetsen de auto door het model te rijden. De gegevens sla je op in een file. De meest optimale rit gebruik je.<text:s/></text:p>
        </text:list-item>
        <text:list-item>
          <text:p text:style-name="P37">Je splitst de set in een trainingsset en een validatieset.<text:s/></text:p>
        </text:list-item>
        <text:list-item>
          <text:p text:style-name="P38">Met trainingsritten (sonarafstand/lidarafstand en stuurrichting)<text:s/>train<text:s/>je een neuraal netwerk model.<text:s/>Je hebt dan twee modellen, één voor de sonar, één voor de<text:s/>lidar.<text:s/></text:p>
        </text:list-item>
        <text:list-item>
          <text:p text:style-name="P39">De fit ga je valideren met de validatieset.<text:s/></text:p>
        </text:list-item>
        <text:list-item>
          <text:p text:style-name="P40">Dit vertaal je naar een algoritme voor sturing van de auto. Met de prediction method maak je een voorspelling op basis van input waarden van de<text:s/>sensoren.<text:s/>Deze kun je in de aansturing van de auto toepassen.<text:s/></text:p>
        </text:list-item>
      </text:list>
      <text:p text:style-name="Standaard">Als minder optimale oplossing kun je testrondjes maken.<text:s/></text:p>
      <text:p text:style-name="P41"/>
      <text:p text:style-name="P42">Tensorflow<text:tab/><text:tab/><text:tab/><text:tab/><text:tab/><text:tab/>23-9-2022</text:p>
      <text:p text:style-name="Standaard">Voordat daadwerkelijk met tensorflow een neuraal netwerk opgezet werd we begonnen met het inwinnen van informatie. In eerste instantie heb ik een aantal tutorials gevolgd van de website van tensorflow:<text:s/></text:p>
      <text:list text:style-name="LFO1" text:continue-numbering="true">
        <text:list-item>
          <text:p text:style-name="P43">Sequential model</text:p>
        </text:list-item>
        <text:list-item>
          <text:p text:style-name="P44">Training of a model</text:p>
        </text:list-item>
        <text:list-item>
          <text:p text:style-name="P45">Classification (voorbeeld classificatie met een model).<text:s/></text:p>
        </text:list-item>
      </text:list>
      <text:soft-page-break/>
      <text:p text:style-name="Standaard">Uit de informatie maak ik op dat we voor probleem van de aansturing van de auto een sequential model moeten opzetten. Een sequential model is een simpel neuraal netwerk. Waarbij je laagsewijs een model opstelt, bestaande uit een input laag, hidden layers en een output layer. Met hulpprogramma Keras wordt het netwerk gemaakt.</text:p>
      <text:p text:style-name="Standaard">De inputlaag bestaat uit 3 nodes, één node voor iedere sonar waarde, de output node komt overeen met de (berekende) stuurhoek.<text:s/></text:p>
      <text:p text:style-name="Standaard"/>
      <text:p text:style-name="P46">Ervaring opzet neuraal netwerk met tensorflow<text:tab/><text:tab/><text:tab/><text:tab/>27-9-2022</text:p>
      <text:list text:style-name="LFO3" text:continue-numbering="true">
        <text:list-item>
          <text:p text:style-name="P47">Testdata verzamelen. Ik heb datafile aangemaakt met hardcoded_client_sonar.py. <text:s/>Er wordt 3 minuten data ingezameld en weggeschreven naar sonar.samples_v1<text:s/>en<text:s/>lidar.samples_v1.</text:p>
        </text:list-item>
      </text:list>
      <text:p text:style-name="Standaard"/>
      <text:list text:style-name="LFO3" text:continue-numbering="true">
        <text:list-item>
          <text:p text:style-name="P48">Bouw neuraal netwerk tensorflow. Het neurale netwerk kan met verschillende instellingen zijn getest. De bouw van het model heb ik in test_tensorflow.py gezet.</text:p>
        </text:list-item>
      </text:list>
      <text:p text:style-name="Lijstalinea">Keuzes voor de opbouw van het model zijn onder te verdelen in:</text:p>
      <text:list text:style-name="LFO3" text:continue-numbering="true">
        <text:list-item>
          <text:list>
            <text:list-item>
              <text:p text:style-name="P49">Opbouw<text:s/>topologie<text:s/>neuraal netwerk, nodes en layers.<text:s/></text:p>
            </text:list-item>
            <text:list-item>
              <text:p text:style-name="P50">Fitting: Optimizer.<text:s/></text:p>
            </text:list-item>
            <text:list-item>
              <text:p text:style-name="P51">Fitting: Loss function,<text:s/></text:p>
            </text:list-item>
            <text:list-item>
              <text:p text:style-name="P52">Epochs:<text:s/>aantal iteraties dat maximaal door de trainingsset (of een gedeelte van de trainingsset) gelopen wordt<text:s/></text:p>
            </text:list-item>
          </text:list>
        </text:list-item>
      </text:list>
      <text:p text:style-name="Lijstalinea"/>
      <text:list text:style-name="LFO4" text:continue-numbering="true">
        <text:list-item>
          <text:p text:style-name="P53">Opbouw neuraal netwerk. Van het netwerk ligt de invoerlaag en de uitvoerlaag vast.<text:s/></text:p>
        </text:list-item>
      </text:list>
      <text:p text:style-name="P54">De invoerlaag bestaat uit 3 nodes, één voor iedere sonarmeting. De uitvoerlaag is 1 node, namelijk voor de stuurhoek.</text:p>
      <text:p text:style-name="P55">Daartussen zitten hidden layers. Ik heb met verschillende aantallen hidden layers gewerkt. Ik kan moeilijk achterhalen wat beter werkt. Een belangrijke oorzaak hiervan is dat verschillende trainingssessie met de zelfde invoer en zelfde configuratie van het model heel verschillende resultaten kunnen krijgen.<text:s/></text:p>
      <text:p text:style-name="P56"/>
      <text:list text:style-name="LFO4" text:continue-numbering="true">
        <text:list-item>
          <text:p text:style-name="P57">Optimizer: Ik heb verschillende optimizers getest,<text:s/><text:span text:style-name="T58">adam, sgd</text:span><text:s/>(gradient descent),<text:s/><text:span text:style-name="T59">rmsprop</text:span>. Ik kreeg wel verschillende resultaten, maar ik kon niet bepalen welke er beter was. Frank vertelde dat<text:s/><text:span text:style-name="T60">Adam</text:span><text:s/>meestal het beste is, want het houdt<text:s/>het beste<text:s/>rekening met de veranderingen uit vorige iteraties.<text:s/>Een parameter waar je aan kan “sleutelen” zou de learning rate kunnen zijn.</text:p>
        </text:list-item>
      </text:list>
      <text:p text:style-name="P61"/>
      <text:list text:style-name="LFO4" text:continue-numbering="true">
        <text:list-item>
          <text:p text:style-name="P62">Loss function: Er is een ruime keuze aan loss functies, maar ze zijn niet allemaal geschikt. Het is niet altijd duidelijk wat de loss-functie representeert. Afhankelijk van het type output data kies je de loss-functies. De output data is stuurhoek, een reeël getal.<text:s/></text:p>
        </text:list-item>
      </text:list>
      <text:p text:style-name="Lijstalinea"/>
      <text:p text:style-name="P63">Loss-functies zoals “categorical cross entropy” gaan<text:s/>uit van catergorieën. Dit is dus minder/niet geschikt voor deze situatie. Een aantal<text:s/>loss functies<text:s/>ken ik niet, zoals<text:s/><text:span text:style-name="T64">Hinge</text:span>, maar uit testen kan ik geen stuurhoeken krijgen. De loss-functie die ik wel kan gebruiken is<text:s/><text:span text:style-name="T65">Mean Squared Error.</text:span><text:s/>Dit lijkt ook logische omdat de mean squared error gebaseerd is op reeële getallen.<text:s/></text:p>
      <text:p text:style-name="P66"/>
      <text:list text:style-name="LFO4" text:continue-numbering="true">
        <text:list-item>
          <text:p text:style-name="P67">Epochs: meer epochs levert over het algemeen betere resultaten op. Oppassen op overfitting! Dat kun je checken met de functie evaluate op een controleset.<text:s/></text:p>
        </text:list-item>
      </text:list>
      <text:p text:style-name="P68"/>
      <text:soft-page-break/>
      <text:list text:style-name="LFO3" text:continue-numbering="true">
        <text:list-item>
          <text:p text:style-name="P69">Validatiie<text:s/>van de data</text:p>
        </text:list-item>
      </text:list>
      <text:p text:style-name="Lijstalinea"/>
      <text:p text:style-name="Lijstalinea"/>
      <text:list text:style-name="LFO3" text:continue-numbering="true">
        <text:list-item>
          <text:p text:style-name="P70">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 heeft een method predict, die kun je voeden met sonardata uit een lopende sessie. Het ingeladen model roep je aan onder de functie sweep.<text:s/></text:p>
      <text:p text:style-name="Standaard"/>
      <text:p text:style-name="P71">Tensorflow model lidar.<text:tab/><text:tab/><text:tab/>28-9-2022</text:p>
      <text:p text:style-name="Standaard">In eerste instantie heb ik het model getraind voor de sonar sensoren.<text:s/>Uitgangspunt is dat het model in essentie op de zelfde manier wordt gebouwd voor de lidar als voor de sonar. Op zich maakt het niet uit, je gaat uit van 16 nodes. In de sweep functie moet je ook nog wat aanpassen, maar de aanpassing valt mee.<text:s/></text:p>
      <text:p text:style-name="Standaard">Nog een speciale aanpassing wordt gedaan aan de<text:s/>Metrics. Ik ben overgeschakeld<text:s/>van<text:s/><text:span text:style-name="T72">accuracy</text:span><text:s/>naar<text:s/><text:span text:style-name="T73">mae</text:span><text:span text:style-name="T74">,</text:span><text:s/><text:span text:style-name="T75">accuracy</text:span>is minder geschikt. Accuracy<text:s/>geeft een beeld van de uit van exacte voorspellingen. Dat kun je voor een onderverdeling in klassen gebruiken, maar niet voor een reeël getal zoals voor de stuurhoek gebruikt wordt.</text:p>
      <text:p text:style-name="Standaard">Het is nog niet zo makkelijk om een goede fit te maken. Ik heb veel verschillende layer configuraties toegepast, resultaten zijn niet altijd even eenduidig. Over het algemeen geldt dat er meer hidden layers en meer nodes in de hidden layers nodig zijn om tot een goed resultaat te komen. 10 sessies met de zelfde configuratie, iedere sessie heeft een andere uitkomst, en het verschil kan groot zijn.</text:p>
      <text:p text:style-name="Standaard"/>
      <text:p text:style-name="P76">Experimenteren met tensorflow<text:tab/><text:tab/><text:tab/><text:tab/><text:tab/>29-9-2022</text:p>
      <text:p text:style-name="Standaard">In de voorafgaande fase heb ik naar een resultaat toegewerkt, dat er in ieder geval aansturing van de auto is. De resultaten zijn in verschillende files terecht gekomen:</text:p>
      <text:list text:style-name="LFO1" text:continue-numbering="true">
        <text:list-item>
          <text:p text:style-name="P77">Bouw neuraal netwerk<text:s/>in test_tensorflow.py ( model sonardata) en lidar_tensorflow.py</text:p>
        </text:list-item>
        <text:list-item>
          <text:p text:style-name="P78">Code voor aansturing auto met tensorflow-model.<text:s/></text:p>
        </text:list-item>
      </text:list>
      <text:p text:style-name="Standaard">Ik heb nu zowel voor de sonar<text:s/>als de lidar een werkend model gemaakt. Ik heb verschillende sessies met identieke instellingen gedaan en ik kan dan heel verschillende resultaten krijgen. Dit wordt veroorzaakt doordat een trainingsessie begint met random gewichtsfactoren en<text:s/>als gevolg altijd tot een ander eindresultaat resulteert. Soms is zo’n eindresultaat bruikbaar, soms zit het er ver naast. In het laatste geval kan het zijn dat er niet in een bepaalde richting gestuurd wordt. Het eindresultaat moet altijd kritisch bekeken worden. Dat kan door een vergelijking te maken tussen de berekende stuurhoek en de label-stuurhoek.</text:p>
      <text:list text:style-name="LFO1" text:continue-numbering="true">
        <text:list-item>
          <text:p text:style-name="P79">Generiek maken van de aansturing van de auto zodat de code in productie kan.<text:s/></text:p>
        </text:list-item>
      </text:list>
      <text:p text:style-name="Standaard">Optimalisatie van de<text:s/>configuratie<text:s/>is een openstaand punt.<text:s/></text:p>
      <text:p text:style-name="Standaard">Ik heb gewerkt met verschillende configuraties gewerkt, maar ik heb niet systematisch onderzocht hoe instellingen geoptimaliseerd kunnen worden.<text:s/></text:p>
      <text:p text:style-name="Standaard"/>
      <text:p text:style-name="Standaard"/>
      <text:p text:style-name="Standaard"/>
      <text:p text:style-name="Standaard">Learning rate levert duidelijk resultaat op:<text:s/></text:p>
      <text:p text:style-name="Standaard"><text:tab/>Lager dan 0.01 levert geen verbetering op (gegeven het model <text:s/></text:p>
      <text:p text:style-name="Standaard"/>
      <text:p text:style-name="P80">Keras Tuner, optimalisatie neuraal netwerk<text:tab/><text:tab/>3-10-2022</text:p>
      <text:p text:style-name="Standaard">Het afregelen van het model vergt het maken van verschillende keuze in een iteratief proces.<text:s/>Vaak zijn de keuzes niet<text:s/>altijd even duidelijk<text:s/>te maken.<text:s/>Door testen en uit te proberen kun je keuzes onderbouwen. Er zijn ook hulpmiddelen. Op aanraden van Pieter heb ik<text:s/><text:span text:style-name="T81">keras tuner</text:span><text:s/>geprobeerd. Keras tuner helpt bij de keuze voor de inrichting van het model.<text:s/>Met Keras Tuner kan in ieder geval een optimale learning rate en optimale aantal nodes in de hidden layer bekeken worden.</text:p>
      <text:p text:style-name="Standaard">Het is relatief eenvoudig in gebruik. Met behulp van een tutorial is de tool te gebruiken. Er komt een optimaal aantal nodes en learning rate uit die op het eerste zicht betrouwbaar lijken. Een aantal zaken zijn (nog) niet duidelijk:</text:p>
      <text:list text:style-name="LFO1" text:continue-numbering="true">
        <text:list-item>
          <text:p text:style-name="P82">Werkt het met meerdere hidden layers.<text:s/></text:p>
        </text:list-item>
        <text:list-item>
          <text:p text:style-name="P83">Kunnen ook andere stuurparameters onderzocht worden, zoals optimizers, of epochs.<text:s/></text:p>
        </text:list-item>
      </text:list>
      <text:p text:style-name="Standaard"/>
      <text:p text:style-name="Standaard"/>
      <text:p text:style-name="P84"/>
      <text:soft-page-break/>
      <text:p text:style-name="P85">Scikit learn</text:p>
      <text:p text:style-name="Standaard">Scikit learn is een alternatief framework voor het berekenen.<text:s/>Ik heb een apart<text:s/>python<text:s/>virtual environment aangemaakt, om<text:s/>bij de eerste testen<text:s/>interferentie met tensorflow te vermijden.<text:s/>In een later stadium heb ik scikit in de omgeving ingevoegd. De installaties<text:s/>verliepen<text:s/>probleemloos.</text:p>
      <text:p text:style-name="Standaard"/>
      <text:p text:style-name="Standaard"><text:span text:style-name="T86">Ervaring</text:span><text:span text:style-name="T87">.</text:span></text:p>
      <text:p text:style-name="Standaard">Zowel met scikit als met tensorflow heb ik een getraind model kunnen maken, zowel voor de sonar situatie als voor de lidar situatie.<text:s/></text:p>
      <text:list text:style-name="LFO1" text:continue-numbering="true">
        <text:list-item>
          <text:p text:style-name="P88">Zowel scikit als tensorflow blijven binnen het parkoers voor de sonar track</text:p>
        </text:list-item>
        <text:list-item>
          <text:p text:style-name="P89">Zowel scikit als tensorflow missen bochten voor de lidar track.<text:s/></text:p>
        </text:list-item>
      </text:list>
      <text:p text:style-name="Standaard">De opzet van de tensorflow en scikit modellen zijn licht afwijkend, maar het gevolgde parkoers lijkt redelijk goed overeen te komen voor beiden.<text:s/></text:p>
      <text:p text:style-name="Standaard">Overige vergelijkingen scikit learn – Tensorflow</text:p>
      <text:p text:style-name="Standaard"/>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
          </table:table-cell>
          <table:table-cell table:style-name="TableCell97">
            <text:p text:style-name="P98">Tensorflow</text:p>
          </table:table-cell>
          <table:table-cell table:style-name="TableCell99">
            <text:p text:style-name="P100">Scikit learn</text:p>
          </table:table-cell>
        </table:table-row>
        <table:table-row table:style-name="TableRow101">
          <table:table-cell table:style-name="TableCell102">
            <text:p text:style-name="P103">Opzet model<text:s/></text:p>
          </table:table-cell>
          <table:table-cell table:style-name="TableCell104">
            <text:p text:style-name="P105">Trager dan scikit</text:p>
          </table:table-cell>
          <table:table-cell table:style-name="TableCell106">
            <text:p text:style-name="P107">Relatief snel</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Invoeren<text:s/>Configuratie<text:s/></text:p>
          </table:table-cell>
          <table:table-cell table:style-name="TableCell118">
            <text:p text:style-name="P119">Via aparte objecten voor optimizer, metrics en loss functie.</text:p>
          </table:table-cell>
          <table:table-cell table:style-name="TableCell120">
            <text:p text:style-name="P121">Expliciet opgeven in script</text:p>
          </table:table-cell>
        </table:table-row>
        <table:table-row table:style-name="TableRow122">
          <table:table-cell table:style-name="TableCell123">
            <text:p text:style-name="P124">Opties configuratie<text:s/></text:p>
          </table:table-cell>
          <table:table-cell table:style-name="TableCell125">
            <text:p text:style-name="P126">Zeer uitgebreid</text:p>
          </table:table-cell>
          <table:table-cell table:style-name="TableCell127">
            <text:p text:style-name="P128">Minder uitgebreid dan scikit Learn</text:p>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rekentijd</text:p>
          </table:table-cell>
          <table:table-cell table:style-name="TableCell139">
            <text:p text:style-name="P140">Minuut</text:p>
          </table:table-cell>
          <table:table-cell table:style-name="TableCell141">
            <text:p text:style-name="P142">Paar seconden</text:p>
          </table:table-cell>
        </table:table-row>
        <table:table-row table:style-name="TableRow143">
          <table:table-cell table:style-name="TableCell144">
            <text:p text:style-name="P145">Hidden layers</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row>
        <table:table-row table:style-name="TableRow164">
          <table:table-cell table:style-name="TableCell165">
            <text:p text:style-name="P166">Gedrag auto</text:p>
          </table:table-cell>
          <table:table-cell table:style-name="TableCell167">
            <text:p text:style-name="P168">Lijkend op scikit</text:p>
          </table:table-cell>
          <table:table-cell table:style-name="TableCell169">
            <text:p text:style-name="P170">Lijkend op tensorflow</text:p>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row>
      </table:table>
      <text:p text:style-name="Standaard"/>
      <text:p text:style-name="Standaard"/>
      <text:p text:style-name="Standaard"/>
      <text:p text:style-name="Standaard"/>
      <text:p text:style-name="P185"/>
      <text:soft-page-break/>
      <text:p text:style-name="P186">Mogelijkheden voor verbetering van<text:s/>de aansturing van<text:s/>het<text:s/>neurale netwerk.<text:s/></text:p>
      <text:p text:style-name="P187">Trainingsset 1</text:p>
      <text:p text:style-name="Standaard">In de trainingsset is regelmatig het volgende te zien:</text:p>
      <text:p text:style-name="P188">1.413 1.2405 1.7382 -22.0</text:p>
      <text:p text:style-name="P189">1.387 1.2204 1.7179 -22.0</text:p>
      <text:p text:style-name="P190">1.3767 1.2127 1.7097 -22.0</text:p>
      <text:p text:style-name="P191">1.3767 1.2127 1.7097 -22.0</text:p>
      <text:p text:style-name="P192">1.3294 1.1784 1.6701 -22.0</text:p>
      <text:p text:style-name="P193">1.3294 1.1784 1.6701 -22.0</text:p>
      <text:p text:style-name="P194">1.9688 1.1498 1.6317 0.0</text:p>
      <text:p text:style-name="Standaard">Er komen lijnen verschillende malen terug. Dit zou eigenlijk niet mogen gebeuren aangezien de auto continu in beweging is.<text:s/></text:p>
      <text:p text:style-name="Standaard">Gevolg is dat de trainingsset niet echt optimaal is.<text:s/></text:p>
      <text:p text:style-name="Standaard"/>
      <text:p text:style-name="P195">Trainingsset 2</text:p>
      <text:p text:style-name="Standaard">De trainingsset<text:s/>zou ook verbeterd kunnen worden door de gegevens op een andere manier in te winnen. Daar zijn twee mogelijkheden voor<text:s/><text:s/></text:p>
      <text:list text:style-name="LFO1" text:continue-numbering="true">
        <text:list-item>
          <text:p text:style-name="P196">Een nieuw parkoers maken, die meer varieert in breedte en bochtigheid. Een voorwaarde voor het parkoers moet zodanig lastig zijn dat de hardcoded uit de bocht vliegt.<text:s/><text:s/></text:p>
        </text:list-item>
        <text:list-item>
          <text:p text:style-name="P197">Handmatig de auto besturen, meerdere keren het parkoers<text:s/>afrijden<text:s/>en de beste ritten gebruiken voor het trainen van de auto.<text:s/></text:p>
        </text:list-item>
      </text:list>
      <text:p text:style-name="Standaard">Het is een arbeidsintensief, het kost tijd om een geschikt parkoers te maken en veel oefenrondjes om tot een goede.<text:s/></text:p>
      <text:p text:style-name="Standaard"/>
      <text:p text:style-name="P198">Enforced learning</text:p>
      <text:p text:style-name="Standaard">In het neuraal netwerk wordt een neuraal netwerk gebouwd gebaseerd op testritten met de hardcoded. Het neurale netwerk speelt de hardcoded rijstijl na. Het leereffect is daarmee beperkt, er bestaat geen mogelijkheid om te leren van gemaakte fouten. Door het toepassen van reinforcement learning kun je een extra leerelement toevoegen.<text:s/></text:p>
      <text:p text:style-name="Standaard">Met reinforcement learning voeg je beloning en straffen toe aan bepaalde acties. In het geval van de auto zou je straffen kunnen toekennen aan het aanrijden van een pillon, of beloningspunten als je pillonen in de juiste volgorde passeert. Je past dan de weegfactoren aan op basis van de strafpunten/ beloningspunten van testritt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4T10:05:00Z</meta:creation-date>
    <dc:date>2022-10-04T12:18:00Z</dc:date>
    <meta:template xlink:href="Normal.dotm" xlink:type="simple"/>
    <meta:editing-cycles>6</meta:editing-cycles>
    <meta:editing-duration>PT8040S</meta:editing-duration>
    <meta:document-statistic meta:page-count="8" meta:paragraph-count="30" meta:word-count="2315" meta:character-count="15022" meta:row-count="106" meta:non-whitespace-character-count="12737"/>
  </office:meta>
</office:document-meta>
</file>